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28544" calcext:value-type="float">
            <text:p>28.2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416" calcext:value-type="float">
            <text:p>28.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988" calcext:value-type="float">
            <text:p>28.4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98192" calcext:value-type="float">
            <text:p>22.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21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61616" calcext:value-type="float">
            <text:p>22.6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9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81784" calcext:value-type="float">
            <text:p>20.8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8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8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20824" calcext:value-type="float">
            <text:p>20.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6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6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36648" calcext:value-type="float">
            <text:p>21.3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4884" calcext:value-type="float">
            <text:p>21.4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024" calcext:value-type="float">
            <text:p>19.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11096" calcext:value-type="float">
            <text:p>19.1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80032" calcext:value-type="float">
            <text:p>17.8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1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4498" calcext:value-type="float">
            <text:p>17.44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1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68216" calcext:value-type="float">
            <text:p>16.96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09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4688" calcext:value-type="float">
            <text:p>16.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08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5448" calcext:value-type="float">
            <text:p>15.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07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88592" calcext:value-type="float">
            <text:p>16.8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0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0096" calcext:value-type="float">
            <text:p>15.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0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0688" calcext:value-type="float">
            <text:p>17.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03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6.97736" calcext:value-type="float">
            <text:p>16.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0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5072" calcext:value-type="float">
            <text:p>19.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2000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7152" calcext:value-type="float">
            <text:p>15.9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99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7.31264" calcext:value-type="float">
            <text:p>17.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95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33144" calcext:value-type="float">
            <text:p>15.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9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11808" calcext:value-type="float">
            <text:p>15.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9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8496" calcext:value-type="float">
            <text:p>15.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9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5.91056" calcext:value-type="float">
            <text:p>15.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9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1356" calcext:value-type="float">
            <text:p>18.1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91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93976" calcext:value-type="float">
            <text:p>20.9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90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9.296888" calcext:value-type="float">
            <text:p>19.29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89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0.052792" calcext:value-type="float">
            <text:p>20.05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88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2.18944" calcext:value-type="float">
            <text:p>22.1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87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99004" calcext:value-type="float">
            <text:p>26.99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86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02636" calcext:value-type="float">
            <text:p>28.0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8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5.499568" calcext:value-type="float">
            <text:p>25.49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8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7.49296" calcext:value-type="float">
            <text:p>27.4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80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78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38896" calcext:value-type="float">
            <text:p>33.83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77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7616" calcext:value-type="float">
            <text:p>31.217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76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329624" calcext:value-type="float">
            <text:p>34.32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7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75472" calcext:value-type="float">
            <text:p>33.87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7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10712" calcext:value-type="float">
            <text:p>34.1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7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899856" calcext:value-type="float">
            <text:p>33.89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7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381696" calcext:value-type="float">
            <text:p>33.38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7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656" calcext:value-type="float">
            <text:p>37.2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70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19056" calcext:value-type="float">
            <text:p>35.11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69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045904" calcext:value-type="float">
            <text:p>35.04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68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4.65576" calcext:value-type="float">
            <text:p>34.6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67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109912" calcext:value-type="float">
            <text:p>35.10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6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799272" calcext:value-type="float">
            <text:p>33.79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6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3468" calcext:value-type="float">
            <text:p>33.63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6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6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028896" calcext:value-type="float">
            <text:p>30.0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5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6.103072" calcext:value-type="float">
            <text:p>26.10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55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1.15312" calcext:value-type="float">
            <text:p>21.1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5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8.245328" calcext:value-type="float">
            <text:p>18.24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5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.515088" calcext:value-type="float">
            <text:p>12.51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2857301</text:p>
          </table:table-cell>
          <table:table-cell office:value-type="string" calcext:value-type="string">
            <text:p>1951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1.381232" calcext:value-type="float">
            <text:p>11.38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402" meta:object-count="0"/>
    <meta:user-defined meta:name="AppVersion">3.0</meta:user-defined>
  </office:meta>
</office:document-meta>
</file>